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a846" officeooo:paragraph-rsid="005ea846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ea846" officeooo:paragraph-rsid="005ea84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ea846" officeooo:paragraph-rsid="005ea846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5ea846" officeooo:paragraph-rsid="005ea846" style:font-size-asian="11pt" style:font-name-complex="Arial" style:font-size-complex="11pt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ea846" style:font-size-asian="11pt" style:font-size-complex="11pt"/>
    </style:style>
    <style:style style:name="P2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ea84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5fe045" officeooo:paragraph-rsid="005ea846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a846" officeooo:paragraph-rsid="005ea846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edce7" officeooo:paragraph-rsid="005edce7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5edce7" officeooo:paragraph-rsid="005edce7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5ea846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5fe045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5ea846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5ea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4">La dernière fois :</text:span><text:span text:style-name="T5">’’’</text:span><text:span text:style-name="T6">Nous avons:- fait l'évaluation</text:span></text:p>
      <text:p text:style-name="P22">- commencé la Partie B : l'eau dans la maison et l'environnement par son chapitre 1 : L'eau autour de nous</text:p>
      <text:p text:style-name="P20"><text:span text:style-name="T6">- Nous avons commencé l'activité 1 : Le cycle de l'eau</text:span><text:span text:style-name="T5"> ’’’</text:span></text:p>
      <text:p text:style-name="P17"><text:span text:style-name="T12">29 janvier</text:span> <text:span text:style-name="T12">8h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10">Fiche de préparation</text:span><text:span text:style-name="T8"> <text:s/></text:span></text:p>
            <text:p text:style-name="P19"><text:span text:style-name="T8">c</text:span><text:span text:style-name="T7">lasse : <text:s/></text:span><text:span text:style-name="T9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7">Rattraper évaluation x 1</text:p>
          </table:table-cell>
          <table:table-cell table:style-name="Tableau1.B4" office:value-type="string">
            <text:p text:style-name="P13">Éval x 1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24">Rendre évaluation</text:p>
          </table:table-cell>
          <table:table-cell table:style-name="Tableau1.B4" office:value-type="string">
            <text:p text:style-name="P26">éval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23">2gr pas d'évaluation expérimentale</text:p>
          </table:table-cell>
          <table:table-cell table:style-name="Tableau1.B4" office:value-type="string">
            <text:p text:style-name="P13">Matériel élec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4" office:value-type="string">
            <text:p text:style-name="P9">Act1, on reprends on corrige on prends le cours</text:p>
          </table:table-cell>
          <table:table-cell table:style-name="Tableau1.B4" office:value-type="string">
            <text:p text:style-name="P13">Act1 corrigé yasmine ,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8">Act2</text:p>
          </table:table-cell>
          <table:table-cell table:style-name="Tableau1.B4" office:value-type="string">
            <text:p text:style-name="P13">act2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Ex4 en groupe</text:p>
          </table:table-cell>
          <table:table-cell table:style-name="Tableau1.B4" office:value-type="string">
            <text:p text:style-name="P13">exercices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1">+ matériel</text:span></text:p>
          </table:table-cell>
          <table:table-cell table:style-name="Tableau1.B10" office:value-type="string">
            <text:p text:style-name="P14"/>
          </table:table-cell>
          <table:table-cell table:style-name="Tableau1.A10" office:value-type="string">
            <text:p text:style-name="P16">5min</text:p>
          </table:table-cell>
        </table:table-row>
      </table:table>
      <text:p text:style-name="P15"/>
      <text:p text:style-name="P3"><text:span text:style-name="T1">Pour la prochaine fois </text:span><text:span text:style-name="T2">: </text:span><text:span text:style-name="T3">Exercice 1,3,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2S</meta:editing-duration>
    <meta:editing-cycles>3</meta:editing-cycles>
    <meta:generator>LibreOffice/7.0.4.2$Linux_X86_64 LibreOffice_project/00$Build-2</meta:generator>
    <meta:creation-date>2021-01-29T02:21:13.830547457</meta:creation-date>
    <meta:initial-creator>J Cercy</meta:initial-creator>
    <dc:date>2021-01-29T03:36:37.973959512</dc:date>
    <dc:creator>J Cercy</dc:creator>
    <meta:document-statistic meta:table-count="1" meta:image-count="0" meta:object-count="0" meta:page-count="1" meta:paragraph-count="25" meta:word-count="99" meta:character-count="554" meta:non-whitespace-character-count="477"/>
    <meta:template xlink:type="simple" xlink:actuate="onRequest" xlink:title="fiche_de_prep_type" xlink:href="../../../../../../../mes_ressources/document%20type/fiche_de_prep_type.ott" meta:date="2021-01-29T02:21:12.421526065"/>
  </office:meta>
</office:document-meta>
</file>